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QWK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_p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-AES</text:p>
          </table:table-cell>
          <table:table-cell office:value-type="string" calcext:value-type="string">
            <text:p>gpt-4o-mini_D_ASAP-AES_3call.csv</text:p>
          </table:table-cell>
          <table:table-cell office:value-type="float" office:value="0.952257337750602" calcext:value-type="float">
            <text:p>0.952257337750602</text:p>
          </table:table-cell>
          <table:table-cell office:value-type="float" office:value="0.96952591451998" calcext:value-type="float">
            <text:p>0.96952591451998</text:p>
          </table:table-cell>
          <table:table-cell office:value-type="float" office:value="0.394829389802247" calcext:value-type="float">
            <text:p>0.394829389802247</text:p>
          </table:table-cell>
          <table:table-cell office:value-type="float" office:value="0.43073916514538" calcext:value-type="float">
            <text:p>0.43073916514538</text:p>
          </table:table-cell>
          <table:table-cell table:number-columns-repeated="2" office:value-type="float" office:value="0.41025641025641" calcext:value-type="float">
            <text:p>0.41025641025641</text:p>
          </table:table-cell>
          <table:table-cell office:value-type="float" office:value="1.35531135531136" calcext:value-type="float">
            <text:p>1.35531135531136</text:p>
          </table:table-cell>
          <table:table-cell office:value-type="float" office:value="2.20961011999332" calcext:value-type="float">
            <text:p>2.20961011999332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-SAS</text:p>
          </table:table-cell>
          <table:table-cell office:value-type="string" calcext:value-type="string">
            <text:p>gpt-4o-mini_D_ASAP-SAS_3call.csv</text:p>
          </table:table-cell>
          <table:table-cell office:value-type="float" office:value="0.551201195402572" calcext:value-type="float">
            <text:p>0.551201195402572</text:p>
          </table:table-cell>
          <table:table-cell office:value-type="float" office:value="0.600316184165691" calcext:value-type="float">
            <text:p>0.600316184165691</text:p>
          </table:table-cell>
          <table:table-cell office:value-type="float" office:value="0.503289981939106" calcext:value-type="float">
            <text:p>0.503289981939106</text:p>
          </table:table-cell>
          <table:table-cell office:value-type="float" office:value="0.636761308707842" calcext:value-type="float">
            <text:p>0.636761308707842</text:p>
          </table:table-cell>
          <table:table-cell table:number-columns-repeated="2" office:value-type="float" office:value="0.506983240223464" calcext:value-type="float">
            <text:p>0.506983240223464</text:p>
          </table:table-cell>
          <table:table-cell office:value-type="float" office:value="0.523743016759777" calcext:value-type="float">
            <text:p>0.523743016759777</text:p>
          </table:table-cell>
          <table:table-cell office:value-type="float" office:value="0.760300669068965" calcext:value-type="float">
            <text:p>0.760300669068965</text:p>
          </table:table-cell>
          <table:table-cell office:value-type="float" office:value="17.46" calcext:value-type="float">
            <text:p>17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2</text:p>
          </table:table-cell>
          <table:table-cell office:value-type="string" calcext:value-type="string">
            <text:p>gpt-4o-mini_D_ASAP2_3call.csv</text:p>
          </table:table-cell>
          <table:table-cell office:value-type="float" office:value="0.164952708293478" calcext:value-type="float">
            <text:p>0.164952708293478</text:p>
          </table:table-cell>
          <table:table-cell office:value-type="float" office:value="0.502951194609986" calcext:value-type="float">
            <text:p>0.502951194609986</text:p>
          </table:table-cell>
          <table:table-cell office:value-type="float" office:value="0.0872469636805177" calcext:value-type="float">
            <text:p>0.0872469636805177</text:p>
          </table:table-cell>
          <table:table-cell office:value-type="float" office:value="0.102212840212851" calcext:value-type="float">
            <text:p>0.102212840212851</text:p>
          </table:table-cell>
          <table:table-cell table:number-columns-repeated="2" office:value-type="float" office:value="0.158806544754572" calcext:value-type="float">
            <text:p>0.158806544754572</text:p>
          </table:table-cell>
          <table:table-cell office:value-type="float" office:value="1.37375659287777" calcext:value-type="float">
            <text:p>1.37375659287777</text:p>
          </table:table-cell>
          <table:table-cell office:value-type="float" office:value="1.63292770592918" calcext:value-type="float">
            <text:p>1.63292770592918</text:p>
          </table:table-cell>
          <table:table-cell office:value-type="float" office:value="45.79" calcext:value-type="float">
            <text:p>45.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_plus_plus</text:p>
          </table:table-cell>
          <table:table-cell office:value-type="string" calcext:value-type="string">
            <text:p>gpt-4o-mini_D_ASAP_plus_plus_3call.csv</text:p>
          </table:table-cell>
          <table:table-cell office:value-type="float" office:value="0.185611571172784" calcext:value-type="float">
            <text:p>0.185611571172784</text:p>
          </table:table-cell>
          <table:table-cell office:value-type="float" office:value="0.812787084765988" calcext:value-type="float">
            <text:p>0.812787084765988</text:p>
          </table:table-cell>
          <table:table-cell office:value-type="float" office:value="0.0250708537003318" calcext:value-type="float">
            <text:p>0.0250708537003318</text:p>
          </table:table-cell>
          <table:table-cell office:value-type="float" office:value="0.106972724303136" calcext:value-type="float">
            <text:p>0.106972724303136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7.18601190476191" calcext:value-type="float">
            <text:p>7.18601190476191</text:p>
          </table:table-cell>
          <table:table-cell office:value-type="float" office:value="8.69652024005661" calcext:value-type="float">
            <text:p>8.69652024005661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EtlE_2way</text:p>
          </table:table-cell>
          <table:table-cell office:value-type="string" calcext:value-type="string">
            <text:p>gpt-4o-mini_D_BEEtlE_2way_3call.csv</text:p>
          </table:table-cell>
          <table:table-cell office:value-type="float" office:value="0.263707571801567" calcext:value-type="float">
            <text:p>0.263707571801567</text:p>
          </table:table-cell>
          <table:table-cell office:value-type="float" office:value="0.263837103912241" calcext:value-type="float">
            <text:p>0.263837103912241</text:p>
          </table:table-cell>
          <table:table-cell office:value-type="float" office:value="0.644953811620478" calcext:value-type="float">
            <text:p>0.644953811620478</text:p>
          </table:table-cell>
          <table:table-cell office:value-type="float" office:value="0.646261314443133" calcext:value-type="float">
            <text:p>0.646261314443133</text:p>
          </table:table-cell>
          <table:table-cell table:number-columns-repeated="2" office:value-type="float" office:value="0.643939393939394" calcext:value-type="float">
            <text:p>0.643939393939394</text:p>
          </table:table-cell>
          <table:table-cell office:value-type="float" office:value="0.356060606060606" calcext:value-type="float">
            <text:p>0.356060606060606</text:p>
          </table:table-cell>
          <table:table-cell office:value-type="float" office:value="0.596708141439855" calcext:value-type="float">
            <text:p>0.596708141439855</text:p>
          </table:table-cell>
          <table:table-cell office:value-type="float" office:value="35.61" calcext:value-type="float">
            <text:p>35.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EtlE_3way</text:p>
          </table:table-cell>
          <table:table-cell office:value-type="string" calcext:value-type="string">
            <text:p>gpt-4o-mini_D_BEEtlE_3way_3call.csv</text:p>
          </table:table-cell>
          <table:table-cell office:value-type="float" office:value="0.268389530458952" calcext:value-type="float">
            <text:p>0.268389530458952</text:p>
          </table:table-cell>
          <table:table-cell office:value-type="float" office:value="0.303142395241286" calcext:value-type="float">
            <text:p>0.303142395241286</text:p>
          </table:table-cell>
          <table:table-cell office:value-type="float" office:value="0.398417429620522" calcext:value-type="float">
            <text:p>0.398417429620522</text:p>
          </table:table-cell>
          <table:table-cell office:value-type="float" office:value="0.462514854426619" calcext:value-type="float">
            <text:p>0.462514854426619</text:p>
          </table:table-cell>
          <table:table-cell table:number-columns-repeated="2" office:value-type="float" office:value="0.446969696969697" calcext:value-type="float">
            <text:p>0.446969696969697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1.12647210082602" calcext:value-type="float">
            <text:p>1.12647210082602</text:p>
          </table:table-cell>
          <table:table-cell office:value-type="float" office:value="39.58" calcext:value-type="float">
            <text:p>39.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SEE</text:p>
          </table:table-cell>
          <table:table-cell office:value-type="string" calcext:value-type="string">
            <text:p>gpt-4o-mini_D_CSEE_3call.csv</text:p>
          </table:table-cell>
          <table:table-cell office:value-type="float" office:value="0.511240704173894" calcext:value-type="float">
            <text:p>0.511240704173894</text:p>
          </table:table-cell>
          <table:table-cell office:value-type="float" office:value="0.6294932331803" calcext:value-type="float">
            <text:p>0.6294932331803</text:p>
          </table:table-cell>
          <table:table-cell office:value-type="float" office:value="0.147624549360957" calcext:value-type="float">
            <text:p>0.147624549360957</text:p>
          </table:table-cell>
          <table:table-cell office:value-type="float" office:value="0.148900660641033" calcext:value-type="float">
            <text:p>0.148900660641033</text:p>
          </table:table-cell>
          <table:table-cell table:number-columns-repeated="2" office:value-type="float" office:value="0.206463195691203" calcext:value-type="float">
            <text:p>0.206463195691203</text:p>
          </table:table-cell>
          <table:table-cell office:value-type="float" office:value="1.94643925792938" calcext:value-type="float">
            <text:p>1.94643925792938</text:p>
          </table:table-cell>
          <table:table-cell office:value-type="float" office:value="2.39999459737406" calcext:value-type="float">
            <text:p>2.39999459737406</text:p>
          </table:table-cell>
          <table:table-cell office:value-type="float" office:value="12.17" calcext:value-type="float">
            <text:p>12.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lts_Writing_Dataset</text:p>
          </table:table-cell>
          <table:table-cell office:value-type="string" calcext:value-type="string">
            <text:p>gpt-4o-mini_D_Ielts_Writing_Dataset_3call.csv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673377308827482" calcext:value-type="float">
            <text:p>0.67337730882748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33333333333333" calcext:value-type="float">
            <text:p>0.133333333333333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1.36558222557809" calcext:value-type="float">
            <text:p>1.36558222557809</text:p>
          </table:table-cell>
          <table:table-cell office:value-type="float" office:value="15.28" calcext:value-type="float">
            <text:p>15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lts_Writing_Task_2_Dataset</text:p>
          </table:table-cell>
          <table:table-cell office:value-type="string" calcext:value-type="string">
            <text:p>gpt-4o-mini_D_Ielts_Writing_Task_2_Dataset_3call.csv</text:p>
          </table:table-cell>
          <table:table-cell office:value-type="float" office:value="0.234961816089549" calcext:value-type="float">
            <text:p>0.234961816089549</text:p>
          </table:table-cell>
          <table:table-cell office:value-type="float" office:value="0.323146332191158" calcext:value-type="float">
            <text:p>0.323146332191158</text:p>
          </table:table-cell>
          <table:table-cell office:value-type="float" office:value="0.167043650402913" calcext:value-type="float">
            <text:p>0.167043650402913</text:p>
          </table:table-cell>
          <table:table-cell office:value-type="float" office:value="0.199036084219706" calcext:value-type="float">
            <text:p>0.199036084219706</text:p>
          </table:table-cell>
          <table:table-cell table:number-columns-repeated="2" office:value-type="float" office:value="0.174757281553398" calcext:value-type="float">
            <text:p>0.174757281553398</text:p>
          </table:table-cell>
          <table:table-cell office:value-type="float" office:value="1.37540453074434" calcext:value-type="float">
            <text:p>1.37540453074434</text:p>
          </table:table-cell>
          <table:table-cell office:value-type="float" office:value="1.66375149584116" calcext:value-type="float">
            <text:p>1.66375149584116</text:p>
          </table:table-cell>
          <table:table-cell office:value-type="float" office:value="17.19" calcext:value-type="float">
            <text:p>17.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hlar</text:p>
          </table:table-cell>
          <table:table-cell office:value-type="string" calcext:value-type="string">
            <text:p>gpt-4o-mini_D_Mohlar_3call.csv</text:p>
          </table:table-cell>
          <table:table-cell office:value-type="float" office:value="0.0171537203236218" calcext:value-type="float">
            <text:p>0.0171537203236218</text:p>
          </table:table-cell>
          <table:table-cell office:value-type="float" office:value="0.021868406958051" calcext:value-type="float">
            <text:p>0.021868406958051</text:p>
          </table:table-cell>
          <table:table-cell office:value-type="float" office:value="0.106220498588676" calcext:value-type="float">
            <text:p>0.106220498588676</text:p>
          </table:table-cell>
          <table:table-cell office:value-type="float" office:value="0.263754477098603" calcext:value-type="float">
            <text:p>0.263754477098603</text:p>
          </table:table-cell>
          <table:table-cell table:number-columns-repeated="2" office:value-type="float" office:value="0.170212765957447" calcext:value-type="float">
            <text:p>0.170212765957447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2.22892016599585" calcext:value-type="float">
            <text:p>2.22892016599585</text:p>
          </table:table-cell>
          <table:table-cell office:value-type="float" office:value="36.67" calcext:value-type="float">
            <text:p>36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1</text:p>
          </table:table-cell>
          <table:table-cell office:value-type="string" calcext:value-type="string">
            <text:p>gpt-4o-mini_D_OS_Dataset_q1_3call.csv</text:p>
          </table:table-cell>
          <table:table-cell office:value-type="float" office:value="-0.0747663551401869" calcext:value-type="float">
            <text:p>-0.0747663551401869</text:p>
          </table:table-cell>
          <table:table-cell office:value-type="float" office:value="-0.179389853148359" calcext:value-type="float">
            <text:p>-0.1793898531483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8.68587614719692" calcext:value-type="float">
            <text:p>8.68587614719692</text:p>
          </table:table-cell>
          <table:table-cell office:value-type="float" office:value="7.8" calcext:value-type="float">
            <text:p>7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2</text:p>
          </table:table-cell>
          <table:table-cell office:value-type="string" calcext:value-type="string">
            <text:p>gpt-4o-mini_D_OS_Dataset_q2_3call.csv</text:p>
          </table:table-cell>
          <table:table-cell office:value-type="float" office:value="0" calcext:value-type="float">
            <text:p>0</text:p>
          </table:table-cell>
          <table:table-cell office:value-type="float" office:value="0.153707006281871" calcext:value-type="float">
            <text:p>0.15370700628187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.93333333333333" calcext:value-type="float">
            <text:p>4.93333333333333</text:p>
          </table:table-cell>
          <table:table-cell office:value-type="float" office:value="5.84997625826142" calcext:value-type="float">
            <text:p>5.84997625826142</text:p>
          </table:table-cell>
          <table:table-cell office:value-type="float" office:value="4.93" calcext:value-type="float">
            <text:p>4.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3</text:p>
          </table:table-cell>
          <table:table-cell office:value-type="string" calcext:value-type="string">
            <text:p>gpt-4o-mini_D_OS_Dataset_q3_3call.csv</text:p>
          </table:table-cell>
          <table:table-cell office:value-type="float" office:value="-0.610169491525424" calcext:value-type="float">
            <text:p>-0.610169491525424</text:p>
          </table:table-cell>
          <table:table-cell office:value-type="float" office:value="-0.735417467903184" calcext:value-type="float">
            <text:p>-0.735417467903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4.42969775743472" calcext:value-type="float">
            <text:p>4.42969775743472</text:p>
          </table:table-cell>
          <table:table-cell office:value-type="float" office:value="4.07" calcext:value-type="float">
            <text:p>4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4</text:p>
          </table:table-cell>
          <table:table-cell office:value-type="string" calcext:value-type="string">
            <text:p>gpt-4o-mini_D_OS_Dataset_q4_3call.csv</text:p>
          </table:table-cell>
          <table:table-cell office:value-type="float" office:value="-0.0919540229885059" calcext:value-type="float">
            <text:p>-0.0919540229885059</text:p>
          </table:table-cell>
          <table:table-cell office:value-type="float" office:value="-0.352101419815464" calcext:value-type="float">
            <text:p>-0.3521014198154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7.5953201966006" calcext:value-type="float">
            <text:p>7.5953201966006</text:p>
          </table:table-cell>
          <table:table-cell office:value-type="float" office:value="6.53" calcext:value-type="float">
            <text:p>6.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5</text:p>
          </table:table-cell>
          <table:table-cell office:value-type="string" calcext:value-type="string">
            <text:p>gpt-4o-mini_D_OS_Dataset_q5_3call.csv</text:p>
          </table:table-cell>
          <table:table-cell office:value-type="float" office:value="0.658119658119658" calcext:value-type="float">
            <text:p>0.658119658119658</text:p>
          </table:table-cell>
          <table:table-cell office:value-type="float" office:value="0.970623396078746" calcext:value-type="float">
            <text:p>0.9706233960787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6666666666667" calcext:value-type="float">
            <text:p>5.26666666666667</text:p>
          </table:table-cell>
          <table:table-cell office:value-type="float" office:value="5.67058687928821" calcext:value-type="float">
            <text:p>5.67058687928821</text:p>
          </table:table-cell>
          <table:table-cell office:value-type="float" office:value="5.27" calcext:value-type="float">
            <text:p>5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ading_Dataset_J2C</text:p>
          </table:table-cell>
          <table:table-cell office:value-type="string" calcext:value-type="string">
            <text:p>gpt-4o-mini_D_Regrading_Dataset_J2C_3call.csv</text:p>
          </table:table-cell>
          <table:table-cell office:value-type="float" office:value="0.274621752783329" calcext:value-type="float">
            <text:p>0.274621752783329</text:p>
          </table:table-cell>
          <table:table-cell office:value-type="float" office:value="0.37834992538896" calcext:value-type="float">
            <text:p>0.37834992538896</text:p>
          </table:table-cell>
          <table:table-cell office:value-type="float" office:value="0.371164021164021" calcext:value-type="float">
            <text:p>0.371164021164021</text:p>
          </table:table-cell>
          <table:table-cell office:value-type="float" office:value="0.398214285714286" calcext:value-type="float">
            <text:p>0.398214285714286</text:p>
          </table:table-cell>
          <table:table-cell table:number-columns-repeated="2" office:value-type="float" office:value="0.380952380952381" calcext:value-type="float">
            <text:p>0.380952380952381</text:p>
          </table:table-cell>
          <table:table-cell office:value-type="float" office:value="1.28968253968254" calcext:value-type="float">
            <text:p>1.28968253968254</text:p>
          </table:table-cell>
          <table:table-cell office:value-type="float" office:value="1.83783718066795" calcext:value-type="float">
            <text:p>1.83783718066795</text:p>
          </table:table-cell>
          <table:table-cell office:value-type="float" office:value="16.12" calcext:value-type="float">
            <text:p>16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1</text:p>
          </table:table-cell>
          <table:table-cell office:value-type="string" calcext:value-type="string">
            <text:p>gpt-4o-mini_D_Rice_Chem_Q1_3call.csv</text:p>
          </table:table-cell>
          <table:table-cell office:value-type="float" office:value="0.0508474576271186" calcext:value-type="float">
            <text:p>0.0508474576271186</text:p>
          </table:table-cell>
          <table:table-cell office:value-type="float" office:value="0.11790312716927" calcext:value-type="float">
            <text:p>0.11790312716927</text:p>
          </table:table-cell>
          <table:table-cell office:value-type="float" office:value="0.0571428571428571" calcext:value-type="float">
            <text:p>0.0571428571428571</text:p>
          </table:table-cell>
          <table:table-cell office:value-type="float" office:value="0.0476190476190476" calcext:value-type="float">
            <text:p>0.0476190476190476</text:p>
          </table:table-cell>
          <table:table-cell table:number-columns-repeated="2" office:value-type="float" office:value="0.0714285714285714" calcext:value-type="float">
            <text:p>0.0714285714285714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2.15656988080462" calcext:value-type="float">
            <text:p>2.15656988080462</text:p>
          </table:table-cell>
          <table:table-cell office:value-type="float" office:value="22.92" calcext:value-type="float">
            <text:p>22.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2</text:p>
          </table:table-cell>
          <table:table-cell office:value-type="string" calcext:value-type="string">
            <text:p>gpt-4o-mini_D_Rice_Chem_Q2_3call.csv</text:p>
          </table:table-cell>
          <table:table-cell office:value-type="float" office:value="0.520421607378129" calcext:value-type="float">
            <text:p>0.520421607378129</text:p>
          </table:table-cell>
          <table:table-cell office:value-type="float" office:value="0.64822284673804" calcext:value-type="float">
            <text:p>0.64822284673804</text:p>
          </table:table-cell>
          <table:table-cell office:value-type="float" office:value="0.161904761904762" calcext:value-type="float">
            <text:p>0.161904761904762</text:p>
          </table:table-cell>
          <table:table-cell office:value-type="float" office:value="0.321428571428571" calcext:value-type="float">
            <text:p>0.321428571428571</text:p>
          </table:table-cell>
          <table:table-cell table:number-columns-repeated="2" office:value-type="float" office:value="0.142857142857143" calcext:value-type="float">
            <text:p>0.142857142857143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2.26077666104176" calcext:value-type="float">
            <text:p>2.26077666104176</text:p>
          </table:table-cell>
          <table:table-cell office:value-type="float" office:value="23.21" calcext:value-type="float">
            <text:p>23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3</text:p>
          </table:table-cell>
          <table:table-cell office:value-type="string" calcext:value-type="string">
            <text:p>gpt-4o-mini_D_Rice_Chem_Q3_3call.csv</text:p>
          </table:table-cell>
          <table:table-cell office:value-type="float" office:value="0.159090909090909" calcext:value-type="float">
            <text:p>0.159090909090909</text:p>
          </table:table-cell>
          <table:table-cell office:value-type="float" office:value="0.227596699621536" calcext:value-type="float">
            <text:p>0.227596699621536</text:p>
          </table:table-cell>
          <table:table-cell office:value-type="float" office:value="0.0695970695970696" calcext:value-type="float">
            <text:p>0.0695970695970696</text:p>
          </table:table-cell>
          <table:table-cell office:value-type="float" office:value="0.0461538461538462" calcext:value-type="float">
            <text:p>0.0461538461538462</text:p>
          </table:table-cell>
          <table:table-cell table:number-columns-repeated="2" office:value-type="float" office:value="0.153846153846154" calcext:value-type="float">
            <text:p>0.153846153846154</text:p>
          </table:table-cell>
          <table:table-cell office:value-type="float" office:value="2.07692307692308" calcext:value-type="float">
            <text:p>2.07692307692308</text:p>
          </table:table-cell>
          <table:table-cell office:value-type="float" office:value="2.47897138856001" calcext:value-type="float">
            <text:p>2.47897138856001</text:p>
          </table:table-cell>
          <table:table-cell office:value-type="float" office:value="23.08" calcext:value-type="float">
            <text:p>23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4</text:p>
          </table:table-cell>
          <table:table-cell office:value-type="string" calcext:value-type="string">
            <text:p>gpt-4o-mini_D_Rice_Chem_Q4_3call.csv</text:p>
          </table:table-cell>
          <table:table-cell office:value-type="float" office:value="0.0472813238770686" calcext:value-type="float">
            <text:p>0.0472813238770686</text:p>
          </table:table-cell>
          <table:table-cell office:value-type="float" office:value="0.169515875905203" calcext:value-type="float">
            <text:p>0.169515875905203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0.192307692307692" calcext:value-type="float">
            <text:p>0.192307692307692</text:p>
          </table:table-cell>
          <table:table-cell table:number-columns-repeated="2" office:value-type="float" office:value="0.384615384615385" calcext:value-type="float">
            <text:p>0.384615384615385</text:p>
          </table:table-cell>
          <table:table-cell office:value-type="float" office:value="1.12820512820513" calcext:value-type="float">
            <text:p>1.12820512820513</text:p>
          </table:table-cell>
          <table:table-cell office:value-type="float" office:value="1.51347226291012" calcext:value-type="float">
            <text:p>1.51347226291012</text:p>
          </table:table-cell>
          <table:table-cell office:value-type="float" office:value="14.1" calcext:value-type="float">
            <text:p>14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SBank_2way</text:p>
          </table:table-cell>
          <table:table-cell office:value-type="string" calcext:value-type="string">
            <text:p>gpt-4o-mini_D_SciEntSBank_2way_3call.csv</text:p>
          </table:table-cell>
          <table:table-cell office:value-type="float" office:value="0.445789014101938" calcext:value-type="float">
            <text:p>0.445789014101938</text:p>
          </table:table-cell>
          <table:table-cell office:value-type="float" office:value="0.446068206932776" calcext:value-type="float">
            <text:p>0.446068206932776</text:p>
          </table:table-cell>
          <table:table-cell office:value-type="float" office:value="0.730590699369401" calcext:value-type="float">
            <text:p>0.730590699369401</text:p>
          </table:table-cell>
          <table:table-cell office:value-type="float" office:value="0.730188409042178" calcext:value-type="float">
            <text:p>0.730188409042178</text:p>
          </table:table-cell>
          <table:table-cell table:number-columns-repeated="2" office:value-type="float" office:value="0.731428571428571" calcext:value-type="float">
            <text:p>0.731428571428571</text:p>
          </table:table-cell>
          <table:table-cell office:value-type="float" office:value="0.268571428571429" calcext:value-type="float">
            <text:p>0.268571428571429</text:p>
          </table:table-cell>
          <table:table-cell office:value-type="float" office:value="0.518238775634773" calcext:value-type="float">
            <text:p>0.518238775634773</text:p>
          </table:table-cell>
          <table:table-cell office:value-type="float" office:value="26.86" calcext:value-type="float">
            <text:p>26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SBank_3way</text:p>
          </table:table-cell>
          <table:table-cell office:value-type="string" calcext:value-type="string">
            <text:p>gpt-4o-mini_D_SciEntSBank_3way_3call.csv</text:p>
          </table:table-cell>
          <table:table-cell office:value-type="float" office:value="0.356680045892156" calcext:value-type="float">
            <text:p>0.356680045892156</text:p>
          </table:table-cell>
          <table:table-cell office:value-type="float" office:value="0.361956495680937" calcext:value-type="float">
            <text:p>0.361956495680937</text:p>
          </table:table-cell>
          <table:table-cell office:value-type="float" office:value="0.595986433543654" calcext:value-type="float">
            <text:p>0.595986433543654</text:p>
          </table:table-cell>
          <table:table-cell office:value-type="float" office:value="0.597854089137708" calcext:value-type="float">
            <text:p>0.597854089137708</text:p>
          </table:table-cell>
          <table:table-cell table:number-columns-repeated="2" office:value-type="float" office:value="0.619591836734694" calcext:value-type="float">
            <text:p>0.619591836734694</text:p>
          </table:table-cell>
          <table:table-cell office:value-type="float" office:value="0.651428571428571" calcext:value-type="float">
            <text:p>0.651428571428571</text:p>
          </table:table-cell>
          <table:table-cell office:value-type="float" office:value="1.09246024538887" calcext:value-type="float">
            <text:p>1.09246024538887</text:p>
          </table:table-cell>
          <table:table-cell office:value-type="float" office:value="32.57" calcext:value-type="float">
            <text:p>32.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suade_2</text:p>
          </table:table-cell>
          <table:table-cell office:value-type="string" calcext:value-type="string">
            <text:p>gpt-4o-mini_D_persuade_2_3call.csv</text:p>
          </table:table-cell>
          <table:table-cell office:value-type="float" office:value="0.530357380098313" calcext:value-type="float">
            <text:p>0.530357380098313</text:p>
          </table:table-cell>
          <table:table-cell office:value-type="float" office:value="0.625844412106345" calcext:value-type="float">
            <text:p>0.625844412106345</text:p>
          </table:table-cell>
          <table:table-cell office:value-type="float" office:value="0.349340738331094" calcext:value-type="float">
            <text:p>0.349340738331094</text:p>
          </table:table-cell>
          <table:table-cell office:value-type="float" office:value="0.375616552153473" calcext:value-type="float">
            <text:p>0.375616552153473</text:p>
          </table:table-cell>
          <table:table-cell table:number-columns-repeated="2" office:value-type="float" office:value="0.401098901098901" calcext:value-type="float">
            <text:p>0.401098901098901</text:p>
          </table:table-cell>
          <table:table-cell office:value-type="float" office:value="0.702686202686203" calcext:value-type="float">
            <text:p>0.702686202686203</text:p>
          </table:table-cell>
          <table:table-cell office:value-type="float" office:value="0.956416966983237" calcext:value-type="float">
            <text:p>0.956416966983237</text:p>
          </table:table-cell>
          <table:table-cell office:value-type="float" office:value="14.05" calcext:value-type="float">
            <text:p>14.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🏆 OVERALL AVERAGE</text:p>
          </table:table-cell>
          <table:table-cell office:value-type="string" calcext:value-type="string">
            <text:p>(23 datasets)</text:p>
          </table:table-cell>
          <table:table-cell office:value-type="float" office:value="0.247891726978079" calcext:value-type="float">
            <text:p>0.247891726978079</text:p>
          </table:table-cell>
          <table:table-cell office:value-type="float" office:value="0.344927148235167" calcext:value-type="float">
            <text:p>0.344927148235167</text:p>
          </table:table-cell>
          <table:table-cell office:value-type="float" office:value="0.233050752152704" calcext:value-type="float">
            <text:p>0.233050752152704</text:p>
          </table:table-cell>
          <table:table-cell office:value-type="float" office:value="0.261153735771961" calcext:value-type="float">
            <text:p>0.261153735771961</text:p>
          </table:table-cell>
          <table:table-cell table:number-columns-repeated="2" office:value-type="float" office:value="0.259512643723509" calcext:value-type="float">
            <text:p>0.259512643723509</text:p>
          </table:table-cell>
          <table:table-cell office:value-type="float" office:value="2.45095315759306" calcext:value-type="float">
            <text:p>2.45095315759306</text:p>
          </table:table-cell>
          <table:table-cell office:value-type="float" office:value="2.94465165490767" calcext:value-type="float">
            <text:p>2.94465165490767</text:p>
          </table:table-cell>
          <table:table-cell office:value-type="float" office:value="20.06" calcext:value-type="float">
            <text:p>20.06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sults" style:display-name="PageStyle_Resul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2-05T03:32:23</meta:creation-date>
    <dc:date>2025-12-06T03:52:35.646092345</dc:date>
    <meta:generator>LibreOffice/7.3.7.2$Linux_X86_64 LibreOffice_project/30$Build-2</meta:generator>
    <meta:editing-duration>PT2M17S</meta:editing-duration>
    <meta:editing-cycles>1</meta:editing-cycles>
    <meta:document-statistic meta:table-count="1" meta:cell-count="275" meta:object-count="0"/>
    <meta:user-defined meta:name="AppVersion">3.1</meta:user-defined>
  </office:meta>
</office:document-meta>
</file>